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Courier New" svg:font-family="'Courier New'" style:font-family-generic="modern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10.55cm" style:rel-column-width="40670*"/>
    </style:style>
    <style:style style:name="Таблица2.B" style:family="table-column">
      <style:table-column-properties style:column-width="6.451cm" style:rel-column-width="24865*"/>
    </style:style>
    <style:style style:name="Таблица2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10.55cm" style:rel-column-width="40670*"/>
    </style:style>
    <style:style style:name="Таблица3.B" style:family="table-column">
      <style:table-column-properties style:column-width="6.451cm" style:rel-column-width="24865*"/>
    </style:style>
    <style:style style:name="Таблица3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Таблица5" style:family="table" style:master-page-name="Standard">
      <style:table-properties style:width="17cm" style:page-number="auto" table:align="margins" style:writing-mode="lr-tb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cm" fo:border="none"/>
    </style:style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10.55cm" style:rel-column-width="40670*"/>
    </style:style>
    <style:style style:name="Таблица1.B" style:family="table-column">
      <style:table-column-properties style:column-width="6.451cm" style:rel-column-width="24865*"/>
    </style:style>
    <style:style style:name="Таблица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.A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10.55cm" style:rel-column-width="40670*"/>
    </style:style>
    <style:style style:name="Таблица4.B" style:family="table-column">
      <style:table-column-properties style:column-width="6.451cm" style:rel-column-width="24865*"/>
    </style:style>
    <style:style style:name="Таблица4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Таблица4.A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1.5pt" fo:background-color="transparent" style:font-size-asian="11.5pt" style:font-size-complex="11.5pt"/>
    </style:style>
    <style:style style:name="P2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color="#000000" fo:font-size="11.5pt" style:text-underline-style="solid" style:text-underline-width="auto" style:text-underline-color="font-color" fo:background-color="transparent" style:font-size-asian="11.5pt" style:font-size-complex="11.5pt"/>
    </style:style>
    <style:style style:name="P3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color="#000000" fo:font-size="11.5pt" fo:font-weight="bold" fo:background-color="transparent" style:font-size-asian="11.5pt" style:font-weight-asian="bold" style:font-size-complex="11.5pt"/>
    </style:style>
    <style:style style:name="P4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color="#000000" fo:font-size="11.5pt" fo:language="en" fo:country="US" fo:font-weight="bold" fo:background-color="transparent" style:font-size-asian="11.5pt" style:font-weight-asian="bold" style:font-size-complex="11.5pt"/>
    </style:style>
    <style:style style:name="P5" style:family="paragraph" style:parent-style-name="Text_20_body_20_indent">
      <style:paragraph-properties fo:margin-left="0cm" fo:margin-right="0cm" fo:text-align="end" style:justify-single-word="false" fo:text-indent="0cm" style:auto-text-indent="false"/>
      <style:text-properties fo:color="#000000" fo:font-size="11.5pt" fo:language="en" fo:country="US" fo:background-color="transparent" style:font-size-asian="11.5pt" style:font-size-complex="11.5pt"/>
    </style:style>
    <style:style style:name="P6" style:family="paragraph" style:parent-style-name="Text_20_body_20_indent">
      <style:paragraph-properties fo:margin-left="0cm" fo:margin-right="0cm" fo:text-align="end" style:justify-single-word="false" fo:text-indent="0cm" style:auto-text-indent="false"/>
      <style:text-properties fo:color="#000000" fo:font-size="11.5pt" fo:background-color="transparent" style:font-size-asian="11.5pt" style:font-size-complex="11.5pt"/>
    </style:style>
    <style:style style:name="P7" style:family="paragraph" style:parent-style-name="Text_20_body_20_indent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fo:color="#000000" fo:font-size="11.5pt" fo:background-color="transparent" style:font-size-asian="11.5pt" style:font-size-complex="11.5pt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color="#000000" fo:font-size="11.5pt" fo:background-color="transparent" style:font-size-asian="11.5pt" style:font-size-complex="11.5pt"/>
    </style:style>
    <style:style style:name="P9" style:family="paragraph" style:parent-style-name="Text_20_body_20_indent">
      <style:paragraph-properties fo:margin-left="0cm" fo:margin-right="0cm" fo:text-align="justify" style:justify-single-word="false" fo:text-indent="1.27cm" style:auto-text-indent="false"/>
      <style:text-properties fo:color="#000000" fo:font-size="11.5pt" fo:background-color="transparent" style:font-size-asian="11.5pt" style:font-size-complex="11.5pt"/>
    </style:style>
    <style:style style:name="P10" style:family="paragraph" style:parent-style-name="Text_20_body_20_indent">
      <style:paragraph-properties fo:margin-left="0cm" fo:margin-right="0cm" fo:text-align="justify" style:justify-single-word="false" fo:orphans="2" fo:widows="2" fo:hyphenation-ladder-count="no-limit" fo:text-indent="1.27cm" style:auto-text-indent="false" style:writing-mode="lr-tb"/>
      <style:text-properties fo:color="#000000" fo:font-size="11.5pt" fo:background-color="transparent" style:font-size-asian="11.5pt" style:font-size-complex="11.5pt" fo:hyphenate="false" fo:hyphenation-remain-char-count="2" fo:hyphenation-push-char-count="2"/>
    </style:style>
    <style:style style:name="P11" style:family="paragraph" style:parent-style-name="Text_20_body_20_indent">
      <style:paragraph-properties fo:margin-left="0cm" fo:margin-right="0cm" fo:text-align="justify" style:justify-single-word="false" fo:orphans="2" fo:widows="2" fo:hyphenation-ladder-count="no-limit" fo:text-indent="1.27cm" style:auto-text-indent="false" style:writing-mode="lr-tb"/>
      <style:text-properties fo:color="#000000" fo:font-size="11.5pt" fo:language="en" fo:country="US" fo:font-style="normal" fo:font-weight="normal" fo:background-color="transparent" style:font-size-asian="11.5pt" style:font-style-asian="normal" style:font-weight-asian="normal" style:font-size-complex="11.5pt" style:font-style-complex="normal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/>
      <style:text-properties fo:color="#000000" fo:font-size="11.5pt" fo:background-color="transparent" style:font-size-asian="11.5pt" style:font-size-complex="11.5pt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" fo:font-size="11.5pt" fo:background-color="transparent" style:font-size-asian="11.5pt" style:font-size-complex="11.5pt"/>
    </style:style>
    <style:style style:name="P14" style:family="paragraph" style:parent-style-name="Standard">
      <style:paragraph-properties fo:text-align="justify" style:justify-single-word="false"/>
      <style:text-properties fo:font-size="11.5pt" style:font-size-asian="11.5pt" style:font-size-complex="11.5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1.5pt" fo:language="ru" fo:country="RU" fo:font-weight="normal" style:font-size-asian="11.5pt" style:font-weight-asian="normal" style:font-name-complex="Times New Roman" style:font-size-complex="11.5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1.5pt" style:font-size-asian="11.5pt" style:font-name-complex="Times New Roman" style:font-size-complex="11.5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1.5pt" style:font-size-asian="11.5pt" style:font-size-complex="11.5pt"/>
    </style:style>
    <style:style style:name="P18" style:family="paragraph" style:parent-style-name="Standard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2.012cm"/>
        </style:tab-stops>
      </style:paragraph-properties>
      <style:text-properties style:text-position="0% 100%" style:font-name="Times New Roman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P20" style:family="paragraph" style:parent-style-name="Основной_20_текст_20_2">
      <style:paragraph-properties fo:text-align="center" style:justify-single-word="false"/>
      <style:text-properties fo:color="#000000" fo:font-size="11.5pt" fo:background-color="transparent" style:font-size-asian="11.5pt" style:font-size-complex="11.5pt"/>
    </style:style>
    <style:style style:name="P21" style:family="paragraph" style:parent-style-name="Основной_20_текст_20_2">
      <style:paragraph-properties fo:text-align="center" style:justify-single-word="false"/>
      <style:text-properties fo:color="#000000" fo:font-size="11.5pt" fo:language="en" fo:country="US" fo:background-color="transparent" style:font-size-asian="11.5pt" style:font-size-complex="11.5pt"/>
    </style:style>
    <style:style style:name="P22" style:family="paragraph" style:parent-style-name="Основной_20_текст_20_2">
      <style:text-properties fo:font-size="11.5pt" style:font-size-asian="11.5pt" style:font-size-complex="11.5pt"/>
    </style:style>
    <style:style style:name="P23" style:family="paragraph" style:parent-style-name="Основной_20_текст_20_с_20_отступом_20_3">
      <style:text-properties fo:color="#000000" fo:font-size="11.5pt" fo:background-color="transparent" style:font-size-asian="11.5pt" style:font-size-complex="11.5pt"/>
    </style:style>
    <style:style style:name="P2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fo:font-size="11.5pt" fo:background-color="transparent" style:font-size-asian="11.5pt" style:font-size-complex="11.5pt"/>
    </style:style>
    <style:style style:name="P25" style:family="paragraph" style:parent-style-name="Text_20_body_20_indent">
      <style:paragraph-properties fo:margin-left="3.81cm" fo:margin-right="0cm" fo:text-indent="1.27cm" style:auto-text-indent="false"/>
      <style:text-properties fo:color="#000000" fo:font-size="11.5pt" fo:font-weight="bold" fo:background-color="transparent" style:font-size-asian="11.5pt" style:font-weight-asian="bold" style:font-size-complex="11.5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text-properties style:font-name="Times New Roman" fo:font-size="10pt" fo:language="ru" fo:country="RU" fo:font-weight="normal" fo:background-color="transparent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Times New Roman" fo:font-size="12pt" fo:language="ru" fo:country="RU" fo:font-weight="bold" fo:background-color="transparent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style:font-name="Times New Roman" fo:font-size="12pt" fo:language="en" fo:country="US" fo:font-weight="bold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.019cm" fo:margin-right="0cm" fo:text-align="justify" style:justify-single-word="false" fo:text-indent="1.27cm" style:auto-text-indent="false">
        <style:tab-stops/>
      </style:paragraph-properties>
    </style:style>
    <style:style style:name="P33" style:family="paragraph" style:parent-style-name="Text_20_body_20_indent">
      <style:text-properties fo:color="#000000" fo:font-size="11.5pt" fo:background-color="transparent" style:font-size-asian="11.5pt" style:font-size-complex="11.5pt"/>
    </style:style>
    <style:style style:name="P34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color="#000000" fo:font-size="11.5pt" fo:language="en" fo:country="US" officeooo:paragraph-rsid="0008d467" fo:background-color="transparent" style:font-size-asian="11.5pt" style:font-size-complex="11.5pt"/>
    </style:style>
    <style:style style:name="P35" style:family="paragraph" style:parent-style-name="Heading_20_5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color="#000000" fo:font-size="11.5pt" fo:language="ru" fo:country="RU" fo:background-color="transparent" style:font-size-asian="11.5pt" style:font-size-complex="11.5pt"/>
    </style:style>
    <style:style style:name="P36" style:family="paragraph" style:parent-style-name="Heading_20_5">
      <style:paragraph-properties fo:margin-left="0cm" fo:margin-right="0cm" fo:text-align="center" style:justify-single-word="false" fo:text-indent="0cm" style:auto-text-indent="false"/>
      <style:text-properties fo:color="#000000" fo:font-size="11.5pt" fo:language="en" fo:country="US" fo:background-color="transparent" style:font-size-asian="11.5pt" style:font-size-complex="11.5pt"/>
    </style:style>
    <style:style style:name="P37" style:family="paragraph" style:parent-style-name="Text_20_body_20_indent" style:master-page-name="Standard">
      <style:paragraph-properties fo:margin-left="0cm" fo:margin-right="0cm" fo:text-align="end" style:justify-single-word="false" fo:text-indent="0cm" style:auto-text-indent="false" style:page-number="auto"/>
      <style:text-properties fo:color="#000000" fo:font-size="11.5pt" fo:language="ru" fo:country="RU" fo:background-color="transparent" style:font-size-asian="11.5pt" style:font-size-complex="11.5pt"/>
    </style:style>
    <style:style style:name="T1" style:family="text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fo:font-weight="bold" style:font-style-asian="italic" style:font-weight-asian="bold"/>
    </style:style>
    <style:style style:name="T4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ru" fo:country="RU" officeooo:rsid="0006fcdb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8c1c7" style:font-style-asian="italic" style:font-weight-asian="bold" style:font-style-complex="italic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fo:font-weight="bold" style:font-style-asian="italic" style:font-weight-asian="bold"/>
    </style:style>
    <style:style style:name="T1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language="en" fo:country="US" fo:font-style="italic" fo:font-weight="bold" officeooo:rsid="0008c1c7" style:font-style-asian="italic" style:font-weight-asian="bold" style:font-style-complex="italic" style:font-weight-complex="bold"/>
    </style:style>
    <style:style style:name="T1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language="en" fo:country="US" officeooo:rsid="0008c1c7"/>
    </style:style>
    <style:style style:name="T17" style:family="text">
      <style:text-properties fo:language="en" fo:country="US" fo:font-weight="bold" officeooo:rsid="0008c1c7" style:font-weight-asian="bold" style:font-weight-complex="bold"/>
    </style:style>
    <style:style style:name="T18" style:family="text">
      <style:text-properties fo:color="#000000" fo:font-size="11.5pt" fo:background-color="transparent" style:font-size-asian="11.5pt" style:font-size-complex="11.5pt"/>
    </style:style>
    <style:style style:name="T19" style:family="text">
      <style:text-properties fo:color="#000000" fo:font-size="11.5pt" fo:language="en" fo:country="US" fo:background-color="transparent" style:font-size-asian="11.5pt" style:font-size-complex="11.5pt"/>
    </style:style>
    <style:style style:name="T20" style:family="text">
      <style:text-properties fo:color="#000000" fo:font-size="11.5pt" fo:language="en" fo:country="US" fo:font-style="italic" fo:font-weight="bold" fo:background-color="transparent" style:font-size-asian="11.5pt" style:font-style-asian="italic" style:font-weight-asian="bold" style:font-size-complex="11.5pt"/>
    </style:style>
    <style:style style:name="T21" style:family="text">
      <style:text-properties fo:color="#000000" fo:font-size="11.5pt" fo:language="en" fo:country="US" fo:font-style="normal" fo:font-weight="normal" fo:background-color="transparent" style:font-size-asian="11.5pt" style:font-style-asian="normal" style:font-weight-asian="normal" style:font-size-complex="11.5pt" style:font-style-complex="normal" style:font-weight-complex="normal"/>
    </style:style>
    <style:style style:name="T22" style:family="text">
      <style:text-properties fo:color="#000000" fo:font-size="11.5pt" fo:language="ru" fo:country="RU" fo:font-style="normal" fo:font-weight="normal" fo:background-color="transparent" style:font-size-asian="11.5pt" style:font-style-asian="normal" style:font-weight-asian="normal" style:font-size-complex="11.5pt" style:font-style-complex="normal" style:font-weight-complex="normal"/>
    </style:style>
    <style:style style:name="T23" style:family="text">
      <style:text-properties fo:color="#000000" fo:font-size="11.5pt" fo:font-style="italic" fo:font-weight="bold" fo:background-color="transparent" style:font-size-asian="11.5pt" style:font-style-asian="italic" style:font-weight-asian="bold" style:font-size-complex="11.5pt"/>
    </style:style>
    <style:style style:name="T24" style:family="text">
      <style:text-properties fo:color="#000000" fo:font-size="11.5pt" fo:font-style="normal" fo:font-weight="normal" fo:background-color="transparent" style:font-size-asian="11.5pt" style:font-style-asian="normal" style:font-weight-asian="normal" style:font-size-complex="11.5pt" style:font-style-complex="normal" style:font-weight-complex="normal"/>
    </style:style>
    <style:style style:name="T25" style:family="text">
      <style:text-properties officeooo:rsid="0006fcdb"/>
    </style:style>
    <style:style style:name="T26" style:family="text">
      <style:text-properties officeooo:rsid="0008d4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5"><text:span text:style-name="T11">ДОГОВОР</text:span> МЕНЫ</text:h>
      <text:h text:style-name="P36" text:outline-level="5">$pole$</text:h>
      <text:p text:style-name="P1"/>
      <text:p text:style-name="P20">Город Братск Иркутской области, <text:span text:style-name="T11">$contract_registration_date_string$</text:span></text:p>
      <text:p text:style-name="P8"/>
      <text:p text:style-name="P34"><text:span text:style-name="T26">$parametr1$</text:span></text:p>
      <text:p text:style-name="P10"><text:span text:style-name="T15">$persons$</text:span>, <text:span text:style-name="T11">$persons_imn$</text:span> в дальнейшем СТОРОНА 2, </text:p>
      <text:p text:style-name="P9">заключили настоящий договор о нижеследующем:</text:p>
      <text:p text:style-name="P32"><text:span text:style-name="T18">1. СТОРОНА 1 передает СТОРОНЕ 2 </text:span><text:span text:style-name="T19">$side1_apartment_type_rod$ </text:span><text:span text:style-name="T18">по адресу: </text:span><text:span text:style-name="T20">$side1_address$</text:span><text:span text:style-name="T23"> (кадастровый номер </text:span><text:span text:style-name="T20">$side1_inventory_number$</text:span><text:span text:style-name="T23">),</text:span><text:span text:style-name="T24"> общей площадью </text:span><text:span text:style-name="T21">$side1_total_area_num$ ($side1_total_area_string$) </text:span><text:span text:style-name="T22">кв. м, жилой площадью </text:span><text:span text:style-name="T21">$side1_living_area_num$ ($side1_living_area_string$) </text:span><text:span text:style-name="T22">кв. м</text:span><text:span text:style-name="T21">$side1_room_postfix$.</text:span></text:p>
      <text:p text:style-name="P8"><text:span text:style-name="T11">Данное жилое помещение</text:span> является муниципальной собственностью на основании <text:span text:style-name="T11">$side1_warrants$</text:span>.</text:p>
      <text:p text:style-name="P8">2. СТОРОНА 2 передает СТОРОНЕ 1 <text:span text:style-name="T11">$side2_apartment_type_rod$</text:span> по адресу: <text:span text:style-name="T12">$side2_address$</text:span><text:span text:style-name="T7"> (кадастровый номер </text:span><text:span text:style-name="T12">$side2_inventory_number$</text:span><text:span text:style-name="T7">)</text:span><text:span text:style-name="T10">, общей площадью </text:span><text:span text:style-name="T15">$side2_total_area_num$ </text:span><text:span text:style-name="T5">(</text:span><text:span text:style-name="T15">$side2_total_area_string$</text:span><text:span text:style-name="T5">) кв. м, жилой площадью </text:span><text:span text:style-name="T15">$side2_living_area_num$ ($side2_living_area_string$</text:span><text:span text:style-name="T5">) кв. м</text:span><text:span text:style-name="T15">$side2_room_postfix$.</text:span></text:p>
      <text:p text:style-name="P8"><text:span text:style-name="T11">$side2_own$</text:span> СТОРОНЕ 2 на основании <text:span text:style-name="T11">$side2_warrants$</text:span>.</text:p>
      <text:p text:style-name="P8">3. <text:span text:style-name="T11">$p3$</text:span>.</text:p>
      <text:p text:style-name="P8">4. В результате мены <text:span text:style-name="T11">$side1_apartment_type$</text:span> по адресу: <text:span text:style-name="T12">$side1_address$</text:span><text:span text:style-name="T7">, </text:span><text:span text:style-name="T5">переходит в </text:span><text:span text:style-name="Основной_20_шрифт_20_абзаца"><text:span text:style-name="T15">$type_of_ownership$ </text:span></text:span><text:span text:style-name="Основной_20_шрифт_20_абзаца"><text:span text:style-name="T13">$owner_ships$</text:span></text:span><text:span text:style-name="Основной_20_шрифт_20_абзаца"><text:span text:style-name="T1">.</text:span></text:span></text:p>
      <text:p text:style-name="P8"><text:span text:style-name="T11">$side2_apartment_type_fc$</text:span> по адресу: <text:span text:style-name="T12">$side2_address$</text:span><text:span text:style-name="T7">, </text:span>переходит в муниципальную собственность и муниципальную казну. </text:p>
      <text:p text:style-name="P8">Одновременно с переходом права собственности на жилые помещения переходят доли в праве общей собственности на общее имущество в многоквартирных домах в порядке, установленном ст.ст. 37,38 Жилищного кодекса РФ. <text:s/></text:p>
      <text:p text:style-name="P23">5. СТОРОНЫ гарантируют, что <text:span text:style-name="T11">$p5_change$</text:span> на момент подписания настоящего договора никому не проданы, не заложены, в споре и под арестом не состоят, в аренду не сданы, свободны от любых прав и притязаний со стороны третьих лиц.</text:p>
      <text:p text:style-name="P8">6. В жилом помещении по адресу: <text:span text:style-name="T12">$side2_address$</text:span><text:span text:style-name="T3">,</text:span><text:span text:style-name="T7"> </text:span>никто не проживает и на регистрационном учете не состоит.</text:p>
      <text:p text:style-name="P8">7. СТОРОНЫ до заключения договора ознакомились с техническим состоянием передаваемых жилых помещений, претензий не имеют.</text:p>
      <text:p text:style-name="P8">8. В соответствии со статьей 556 Гражданского кодекса Российской Федерации передача и принятие вышеуказанных жилых помещений осуществляется на основании передаточного акта, являющегося неотъемлемой частью настоящего договора.</text:p>
      <text:p text:style-name="P8">9. Все споры между сторонами рассматриваются в суде общей юрисдикции по заявлению стороны, чье право нарушено.</text:p>
      <text:p text:style-name="P8">10. Настоящий договор и переход права собственности подлежат государственной регистрации.</text:p>
      <text:p text:style-name="P23">11. Договор составлен в <text:span text:style-name="T11">$var_copies$</text:span> экземплярах, имеющих одинаковую юридическую силу, которые предоставляются СТОРОНЕ 1 <text:span text:style-name="Основной_20_шрифт_20_абзаца"><text:span text:style-name="T1">–</text:span></text:span> один экземпляр, в Управление Федеральной службы регистрации, кадастра и картографии по Иркутской области <text:span text:style-name="Основной_20_шрифт_20_абзаца"><text:span text:style-name="T1">–</text:span></text:span> <text:span text:style-name="T6">два</text:span> экземпляр<text:span text:style-name="T25">а</text:span>, СТОРОНЕ 2 <text:span text:style-name="Основной_20_шрифт_20_абзаца"><text:span text:style-name="T1">–</text:span></text:span> остальные экземпляры.</text:p>
      <text:p text:style-name="P23"/>
      <text:p text:style-name="P23"/>
      <text:p text:style-name="P23"/>
      <text:p text:style-name="P22"/>
      <text:p text:style-name="P22"/>
      <text:p text:style-name="P22">ПОДПИСИ СТОРОН:</text:p>
      <text:p text:style-name="P14"/>
      <text:p text:style-name="P15">СТОРОНА 1</text:p>
      <text:p text:style-name="P18"><text:tab/></text:p>
      <table:table table:name="Таблица2" table:style-name="Таблица2">
        <table:table-column table:style-name="Таблица2.A"/>
        <table:table-column table:style-name="Таблица2.B"/>
        <text:soft-page-break/>
        <table:table-row>
          <table:table-cell table:style-name="Таблица2.A1" office:value-type="string">
            <text:p text:style-name="P26">Фамилия Имя Отчество</text:p>
          </table:table-cell>
          <table:table-cell table:style-name="Таблица2.A1" office:value-type="string">
            <text:p text:style-name="P26">Подпись</text:p>
          </table:table-cell>
        </table:table-row>
        <table:table-row>
          <table:table-cell table:style-name="Таблица2.A2" office:value-type="string">
            <text:p text:style-name="P29"><text:span text:style-name="T11">$delegate_fio$</text:span>,</text:p>
            <text:p text:style-name="P27">действующая по <text:s/>доверенности</text:p>
          </table:table-cell>
          <table:table-cell table:style-name="Таблица2.A2" office:value-type="string">
            <text:p text:style-name="P28"/>
          </table:table-cell>
        </table:table-row>
      </table:table>
      <text:p text:style-name="P19"><text:tab/></text:p>
      <text:p text:style-name="P16">СТОРОНА 2</text:p>
      <text:p text:style-name="P16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6">Фамилия Имя Отчество</text:p>
          </table:table-cell>
          <table:table-cell table:style-name="Таблица3.A1" office:value-type="string">
            <text:p text:style-name="P26">Подпись</text:p>
          </table:table-cell>
        </table:table-row>
        <table:table-row>
          <table:table-cell table:style-name="Таблица3.A2" office:value-type="string">
            <text:p text:style-name="P30">$snp$</text:p>
            <text:p text:style-name="P28">$warrant$</text:p>
          </table:table-cell>
          <table:table-cell table:style-name="Таблица3.A2" office:value-type="string">
            <text:p text:style-name="P28"/>
          </table:table-cell>
        </table:table-row>
      </table:table>
      <text:p text:style-name="P17"/>
      <text:p text:style-name="P13"/>
      <text:p text:style-name="P12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37">Приложение к договору мены</text:p>
            <text:p text:style-name="P6"><text:span text:style-name="T11">$pole$</text:span> от <text:span text:style-name="T11">$contract_registration_date$</text:span></text:p>
          </table:table-cell>
        </table:table-row>
      </table:table>
      <text:p text:style-name="P5"/>
      <text:p text:style-name="P33"/>
      <text:p text:style-name="P3">АКТ ПРИЕМА-ПЕРЕДАЧИ </text:p>
      <text:p text:style-name="P4">$pole$</text:p>
      <text:p text:style-name="P25"/>
      <text:p text:style-name="P20">Город Братск Иркутской области, <text:span text:style-name="T11">$contract_registration_date_string$</text:span></text:p>
      <text:p text:style-name="P21"/>
      <text:p text:style-name="P2">СТОРОНА 1</text:p>
      <text:p text:style-name="P9"><text:span text:style-name="T4">Комитет по управлению муниципальным имуществом администрации города Братска</text:span><text:span text:style-name="T5">, </text:span><text:span text:style-name="T15">$contract_reason$ </text:span><text:span text:style-name="T5">от имени </text:span><text:span text:style-name="T4">муниципального образования города Братска</text:span><text:span text:style-name="T5">, в лице представителя </text:span><text:span text:style-name="T15">$delegate_fio_rod$, $delegate_birth$ </text:span><text:span text:style-name="T5">года рождения, паспорт серия </text:span><text:span text:style-name="T15">$delegate_passport_seria$ </text:span><text:span text:style-name="T5">№ </text:span><text:span text:style-name="T15">$delegate_passport_num$ </text:span><text:span text:style-name="T5">выдан</text:span><text:span text:style-name="T15"> $delegate_passport_issued$ $delegate_passport_issued_date$, $delegate_warrant$,</text:span></text:p>
      <text:p text:style-name="P2">СТОРОНА 2</text:p>
      <text:p text:style-name="P11">$persons$,</text:p>
      <text:p text:style-name="P7"><text:span text:style-name="T10">являющиеся СТОРОНАМИ по договору мены </text:span><text:span text:style-name="T15">$pole$</text:span><text:span text:style-name="T10"> от </text:span><text:span text:style-name="T15">$contract_registration_date$</text:span><text:span text:style-name="T10">, составили настоящий акт о нижеследующем:</text:span></text:p>
      <text:p text:style-name="P24">1.СТОРОНА 1 передала, а СТОРОНА 2 приняла <text:span text:style-name="T11">$side1_apartment_type$</text:span> по адресу: <text:span text:style-name="T12">$side1_address$</text:span><text:span text:style-name="T7">. </text:span></text:p>
      <text:p text:style-name="P9">С техническим состоянием жилого помещения СТОРОНА 2 ознакомлена. Состояние указанного жилого помещения соответствует условиям договора. СТОРОНА 1 передала СТОРОНЕ 2 необходимые документы и ключи.</text:p>
      <text:p text:style-name="P8">2.СТОРОНА 2 передала, а СТОРОНА 1 приняла <text:span text:style-name="T11">$side2_apartment_type$</text:span> по адресу: <text:span text:style-name="T12">$side2_address$</text:span><text:span text:style-name="T7">.</text:span></text:p>
      <text:p text:style-name="P9">С техническим состоянием жилого помещения СТОРОНА 1 ознакомлена. Состояние указанного жилого помещения соответствует условиям договора. СТОРОНА 2 передала СТОРОНЕ 1 необходимые документы и ключи. </text:p>
      <text:p text:style-name="P9">СТОРОНЫ претензий не имеют.</text:p>
      <text:p text:style-name="P12"/>
      <text:p text:style-name="P22">ПОДПИСИ СТОРОН:</text:p>
      <text:p text:style-name="P14"/>
      <text:p text:style-name="P15">СТОРОНА 1</text:p>
      <text:p text:style-name="P18"><text:tab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6">Фамилия Имя Отчество</text:p>
          </table:table-cell>
          <table:table-cell table:style-name="Таблица1.A1" office:value-type="string">
            <text:p text:style-name="P26">Подпись</text:p>
          </table:table-cell>
        </table:table-row>
        <table:table-row>
          <table:table-cell table:style-name="Таблица1.A2" office:value-type="string">
            <text:p text:style-name="P31">$delegate_fio$,</text:p>
            <text:p text:style-name="P27">действующая по доверенности</text:p>
          </table:table-cell>
          <table:table-cell table:style-name="Таблица1.A2" office:value-type="string">
            <text:p text:style-name="P28"/>
          </table:table-cell>
        </table:table-row>
      </table:table>
      <text:p text:style-name="P19"><text:tab/></text:p>
      <text:p text:style-name="P16">СТОРОНА 2</text:p>
      <text:p text:style-name="P16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6">Фамилия Имя Отчество</text:p>
          </table:table-cell>
          <table:table-cell table:style-name="Таблица4.A1" office:value-type="string">
            <text:p text:style-name="P26">Подпись</text:p>
          </table:table-cell>
        </table:table-row>
        <table:table-row>
          <table:table-cell table:style-name="Таблица4.A2" office:value-type="string">
            <text:p text:style-name="P30">$snp$</text:p>
            <text:p text:style-name="P28">$warrant$</text:p>
          </table:table-cell>
          <table:table-cell table:style-name="Таблица4.A2" office:value-type="string">
            <text:p text:style-name="P28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Courier New" svg:font-family="'Courier New'" style:font-family-generic="modern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Lucida Sans Unicode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3.81cm" fo:margin-right="0cm" fo:margin-top="0cm" fo:margin-bottom="0cm" style:contextual-spacing="false" fo:text-align="justify" style:justify-single-word="false" fo:text-indent="1.27cm" style:auto-text-indent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7.62cm" fo:margin-right="0cm" fo:margin-top="0cm" fo:margin-bottom="0cm" style:contextual-spacing="false" fo:text-align="justify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1pt" style:text-underline-style="solid" style:text-underline-width="auto" style:text-underline-color="font-color" style:font-size-asian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6.35cm" fo:margin-right="0cm" fo:margin-top="0cm" fo:margin-bottom="0cm" style:contextual-spacing="false" fo:text-align="justify" style:justify-single-word="false" fo:text-indent="1.27cm" style:auto-text-indent="false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/>
      <style:text-properties fo:font-size="12pt" fo:font-weight="bold" style:font-size-asian="12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 fo:keep-with-next="always"/>
      <style:text-properties fo:color="#ff0000"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7.62cm" fo:margin-right="0cm" fo:margin-top="0cm" fo:margin-bottom="0cm" style:contextual-spacing="false" fo:text-indent="0cm" style:auto-text-indent="false"/>
      <style:text-properties fo:font-size="11pt" style:font-size-asian="11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7.62cm" fo:margin-right="0cm" fo:margin-top="0cm" fo:margin-bottom="0cm" style:contextual-spacing="false" fo:text-align="justify" style:justify-single-word="false" fo:text-indent="0cm" style:auto-text-indent="false"/>
      <style:text-properties fo:font-size="12pt" style:font-size-asian="12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7cm" style:auto-text-indent="false"/>
      <style:text-properties fo:font-size="11pt" style:font-size-asian="11pt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99pt solid #000000"/>
      <style:text-properties fo:font-size="11pt" style:font-size-asian="11pt"/>
    </style:style>
    <style:style style:name="ConsNormal" style:family="paragraph">
      <style:paragraph-properties fo:margin-left="0cm" fo:margin-right="34.876cm" fo:margin-top="0cm" fo:margin-bottom="0cm" style:contextual-spacing="false" fo:orphans="2" fo:widows="2" fo:hyphenation-ladder-count="no-limit" fo:text-indent="1.27cm" style:auto-text-indent="false"/>
      <style:text-properties style:use-window-font-color="true" style:font-name="Arial" fo:font-size="10pt" fo:language="ru" fo:country="RU" style:font-name-asian="Arial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ConsNonformat" style:family="paragraph">
      <style:paragraph-properties fo:margin-left="0cm" fo:margin-right="34.876cm" fo:margin-top="0cm" fo:margin-bottom="0cm" style:contextual-spacing="false" fo:orphans="2" fo:widows="2" fo:hyphenation-ladder-count="no-limit" fo:text-indent="0cm" style:auto-text-indent="false"/>
      <style:text-properties style:use-window-font-color="true" style:font-name="Courier New" fo:font-size="10pt" fo:language="ru" fo:country="RU" style:font-name-asian="Arial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20_Знак" style:display-name=" Знак" style:family="paragraph" style:parent-style-name="Standard">
      <style:paragraph-properties fo:margin-top="0.176cm" fo:margin-bottom="0.176cm" style:contextual-spacing="false"/>
      <style:text-properties style:font-name="Tahoma"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cm" fo:margin-left="2.501cm" fo:margin-right="1.1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ГОВОР</dc:title>
    <dc:subject>JOГO JARDIM x8?! PORRA! DIA 8 VOTA NГO!</dc:subject>
    <meta:initial-creator>VOTA NГO А REGIONALIZAЗГO! SIM AO REFORЗO DO MUNICIPALISMO!</meta:initial-creator>
    <meta:creation-date>2009-11-26T10:17:00</meta:creation-date>
    <dc:date>2014-10-24T10:33:59.38</dc:date>
    <meta:print-date>2013-07-31T18:33:46.49</meta:print-date>
    <meta:editing-cycles>152</meta:editing-cycles>
    <meta:editing-duration>P2DT3H49M22S</meta:editing-duration>
    <meta:generator>LibreOffice/4.0.4.2$Windows_x86 LibreOffice_project/9e9821abd0ffdbc09cd8c52eaa574fa09eb08f2</meta:generator>
    <meta:printed-by>Суетина</meta:printed-by>
    <meta:document-statistic meta:table-count="5" meta:image-count="0" meta:object-count="0" meta:page-count="3" meta:paragraph-count="62" meta:word-count="468" meta:character-count="4107" meta:non-whitespace-character-count="3682"/>
  </office:meta>
</office:document-meta>
</file>